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ext_20_body">
      <style:text-properties fo:background-color="#ffff00"/>
    </style:style>
    <style:style style:name="P16" style:family="paragraph" style:parent-style-name="Heading_20_3">
      <style:text-properties fo:background-color="#ffff00"/>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transparent"/>
    </style:style>
    <style:style style:name="P19" style:family="paragraph" style:parent-style-name="Table_20_Contents">
      <style:text-properties fo:background-color="#ffff00"/>
    </style:style>
    <style:style style:name="P20" style:family="paragraph" style:parent-style-name="Table_20_Contents">
      <style:paragraph-properties fo:background-color="#eb613d">
        <style:background-image/>
      </style:paragraph-properties>
    </style:style>
    <style:style style:name="P21" style:family="paragraph" style:parent-style-name="Table_20_Contents">
      <style:paragraph-properties fo:background-color="#eb613d">
        <style:background-image/>
      </style:paragraph-properties>
      <style:text-properties fo:background-color="transparent"/>
    </style:style>
    <style:style style:name="P22" style:family="paragraph" style:parent-style-name="Standard" style:list-style-name="L1"/>
    <style:style style:name="P23" style:family="paragraph" style:parent-style-name="Standard" style:list-style-name="L2"/>
    <style:style style:name="P24" style:family="paragraph" style:parent-style-name="Text_20_body" style:list-style-name="L3">
      <style:text-properties fo:background-color="#ffff00"/>
    </style:style>
    <style:style style:name="P25" style:family="paragraph" style:parent-style-name="Text_20_body" style:list-style-name="L4">
      <style:text-properties fo:background-color="#ffff00"/>
    </style:style>
    <style:style style:name="P26" style:family="paragraph" style:parent-style-name="Text_20_body" style:list-style-name="L5"/>
    <style:style style:name="P27" style:family="paragraph" style:parent-style-name="Table_20_Contents">
      <style:paragraph-properties fo:background-color="transparent">
        <style:background-image/>
      </style:paragraph-properties>
    </style:style>
    <style:style style:name="P28" style:family="paragraph" style:parent-style-name="Table_20_Contents">
      <style:paragraph-properties fo:background-color="#eb613d">
        <style:background-image/>
      </style:paragraph-properties>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background-color="#eb613d"/>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background-color="#8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043767048" text:style-name="L1">
        <text:list-item>
          <text:list>
            <text:list-item>
              <text:p text:style-name="P22">relevant</text:p>
              <text:list>
                <text:list-item>
                  <text:p text:style-name="P22">complete according to the phenomena that inspires the question</text:p>
                </text:list-item>
                <text:list-item>
                  <text:p text:style-name="P22">anything left out will change the outcome</text:p>
                </text:list-item>
                <text:list-item>
                  <text:p text:style-name="P22">not relevant added items will produce noise</text:p>
                </text:list-item>
              </text:list>
            </text:list-item>
            <text:list-item>
              <text:p text:style-name="P22">useful</text:p>
            </text:list-item>
            <text:list-item>
              <text:p text:style-name="P22">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2045552989" text:style-name="L2">
        <text:list-item>
          <text:list>
            <text:list-item>
              <text:p text:style-name="P23">boundaries</text:p>
            </text:list-item>
            <text:list-item>
              <text:p text:style-name="P23">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5">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5"><text:tab/><text:tab/>functional modelling : bank loan <text:s/></text:span><text:span text:style-name="T2">f </text:span><text:span text:style-name="T5">(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3">(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5">possible paradigms : functional modelling : bank loan <text:s/></text:span><text:span text:style-name="T2">f </text:span><text:span text:style-name="T5">(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4">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6"> As it was explained on the chapters above.</text:span><text:line-break/></text:p>
            <text:p text:style-name="P1"/>
            <text:p text:style-name="P1"/>
            <text:p text:style-name="P2">aimed at <text:span text:style-name="T4">processes</text:span>. Explanatory model → predictions; model is an algorithm/program</text:p>
            <text:p text:style-name="P1"><draw:frame draw:style-name="fr1" draw:name="graphics4" text:anchor-type="paragraph" svg:x="0.4437in" svg:y="0.0465in" svg:width="3.7693in" svg:height="2.1189in" draw:z-index="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3">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3">(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0">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3">(</text:span><text:a xlink:type="simple" xlink:href="http://www.pnas.org/search?author1=Eric+Bonabeau&amp;sortspec=date&amp;submit=Submit"><text:span text:style-name="T3">Eric Bonabeau</text:span></text:a><text:span text:style-name="T3">. “</text:span><text:bookmark text:name="article-title-1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0">Benefits of ABM ( possible subsection)</text:p>
          </table:table-cell>
        </table:table-row>
        <table:table-row>
          <table:table-cell table:style-name="Table3.A2" office:value-type="string">
            <text:p text:style-name="P19">(ref. PNAS.org)</text:p>
            <text:p text:style-name="Table_20_Contents"><text:span text:style-name="T6">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6">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6">ABM is most indicated</text:span><text:span text:style-name="T3">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333001310" text:style-name="L3">
              <text:list-item>
                <text:p text:style-name="P24"><text:bookmark text:name="p-191"/><text:bookmark text:name="list-item-51"/><text:bookmark text:name="list-21"/>The behavior of individuals cannot be clearly defined through aggregate transition rates.</text:p>
              </text:list-item>
              <text:list-item>
                <text:p text:style-name="P24"><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4"><text:bookmark text:name="p-211"/><text:bookmark text:name="list-item-71"/><text:soft-page-break/>Activities are a more natural way of describing the system than processes.</text:p>
              </text:list-item>
              <text:list-item>
                <text:p text:style-name="P24"><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4"><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19"/>
            <text:p text:style-name="P19">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19"><text:line-break/>A last characteristic feature of agent computing, although not often noted, is that once a</text:p>
            <text:p text:style-name="P19">model has been created it provides not merely one aspect of the solution — the equilibria, say, or</text:p>
            <text:p text:style-name="P19">the stability — but rather entire solution trajectories.[Axtell2000]</text:p>
          </table:table-cell>
        </table:table-row>
        <table:table-row>
          <table:table-cell table:style-name="Table3.A2" office:value-type="string">
            <text:p text:style-name="P21">ABM issues</text:p>
          </table:table-cell>
        </table:table-row>
        <table:table-row>
          <table:table-cell table:style-name="Table3.A2" office:value-type="string">
            <text:p text:style-name="P19">[Axtell2000]%%TODO desplagia</text:p>
            <text:p text:style-name="P19">However, the agent-based modeling methodology has one significant disadvantage vis-a-</text:p>
            <text:p text:style-name="P19">vis mathematical modeling. Despite the fact that each run of such a model yields is a sufficiency</text:p>
            <text:p text:style-name="P19">theorem, a single run does not provide any information on the robustness of such theorems. That</text:p>
            <text:p text:style-name="P19">is, given that agent model A yields result R, how much change in A is necessary in order for R to</text:p>
            <text:p text:style-name="P19">no longer obtain? In mathematical economics such questions are often formally resolvable via</text:p>
            <text:p text:style-name="P19">inspection, simple differentiation, the implicit function theorem, comparative statics, and so on.</text:p>
            <text:p text:style-name="P19">The only way to treat this problem in agent computing is through multiple runs, systematically</text:p>
            <text:p text:style-name="P19">varying initial conditions or parameters in order to assess the robustness of results. While the</text:p>
            <text:p text:style-name="P19">curse of dimensionality places a practical upper bound on the size of the parameter space that can</text:p>
            <text:p text:style-name="P19">be checked for robustness, it is also the case that vast performance increases of computer</text:p>
            <text:p text:style-name="P19">hardware are rapidly converting what was once perhaps a fatal difficulty into a manageable one.</text:p>
          </table:table-cell>
        </table:table-row>
        <table:table-row>
          <table:table-cell table:style-name="Table3.A2" office:value-type="string">
            <text:p text:style-name="P20">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0">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0">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7">Decission</text:p>
            <text:p text:style-name="P17">Coop</text:p>
            <text:p text:style-name="P17">Coord</text:p>
            <text:p text:style-name="Table_20_Contents"><text:span text:style-name="T4">Competition</text:span> </text:p>
            <text:p text:style-name="Table_20_Contents"><text:span text:style-name="T4">Emergence</text:span>:<text:bookmark-start text:name="__DdeLink__1613_1747189111"/><text:span text:style-name="T6">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18">.- Under memory phenomena, path-dependence, and hysteresis, non-markovian behavior, or temporal correlations, including learning and adaptation. </text:p>
            <text:p text:style-name="P18">.- Heterogeneous interactions between agents.</text:p>
            <text:p text:style-name="Table_20_Contents"><text:span text:style-name="T6">.- When there is unstability to perturbations although the system could be defined linearly.<text:line-break/></text:span><text:bookmark-end text:name="__DdeLink__1613_1747189111"/><text:span text:style-name="T6"><text:line-break/></text:span><text:span text:style-name="T6"><text:line-break/><text:line-break/></text:span></text:p>
          </table:table-cell>
        </table:table-row>
        <table:table-row>
          <table:table-cell table:style-name="Table3.A2" office:value-type="string">
            <text:p text:style-name="P28">Complexity</text:p>
          </table:table-cell>
        </table:table-row>
        <table:table-row>
          <table:table-cell table:style-name="Table3.A2" office:value-type="string">
            <text:p text:style-name="P20">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3">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3">1</text:span></text:a><text:span text:style-name="T3">, </text:span><text:bookmark text:name="xref-ref-2-1"/><text:a xlink:type="simple" xlink:href="http://www.pnas.org/content/99/suppl.3/7280.full?sid=7b7da9ec-7599-4f59-b2a0-fb3b96e98e85#ref-2"><text:span text:style-name="T3">2</text:span></text:a><text:span text:style-name="T3">).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3">3</text:span></text:a><text:span text:style-name="T3">) and provide valuable information about the dynamics of the real-world system that it emulates. In addition, agents may be capable of evolving, allowing unanticipated </text:span><text:soft-page-break/><text:span text:style-name="T3">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3">Eric Bonabeau</text:span></text:a><text:span text:style-name="T3">. “</text:span><text:bookmark text:name="article-title-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P1"/>
      <text:p text:style-name="Standard"><text:span text:style-name="T3">The benefits of ABM over other modeling techniques can be captured in three statements: (</text:span><text:span text:style-name="Emphasis"><text:span text:style-name="T3">i</text:span></text:span><text:span text:style-name="T3">) ABM captures emergent phenomena; (</text:span><text:span text:style-name="Emphasis"><text:span text:style-name="T3">ii</text:span></text:span><text:span text:style-name="T3">) ABM provides a natural description of a system; and (</text:span><text:span text:style-name="Emphasis"><text:span text:style-name="T3">iii</text:span></text:span><text:span text:style-name="T3">) ABM is flexible. It is clear, however, that the ability of ABM to deal with emergent phenomena is what drives </text:span><text:span text:style-name="T3">the other benefits.(Eric Bonabeau 2002) </text:span></text:p>
      <text:p text:style-name="P1"/>
      <text:h text:style-name="P16" text:outline-level="3">ABM is flexible. (copia tb emergence i natural i description)</text:h>
      <text:p text:style-name="P15"><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6" text:outline-level="3">When Is ABM Useful? (cada punt pot ser exemplificat amb un feature de Gujarat I Sugarscape)</text:h>
      <text:p text:style-name="P15">It should be clear from the examples presented in this article that ABM can bring significant benefits when applied to human systems. It is useful at this point to summarize when it is best to use ABM: </text:p>
      <text:list xml:id="list1005971584" text:style-name="L4">
        <text:list-item>
          <text:p text:style-name="P25"><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25"><text:bookmark text:name="p-65"/><text:bookmark text:name="list-item-21"/>When space is crucial and the agents' positions are not fixed. Example: fire escape, theme park, supermarket, traffic.</text:p>
        </text:list-item>
        <text:list-item>
          <text:p text:style-name="P25"><text:bookmark text:name="p-66"/><text:bookmark text:name="list-item-22"/>When the population is heterogeneous, when each individual is (potentially) different. Example: virtually every example in this article. </text:p>
        </text:list-item>
        <text:list-item>
          <text:p text:style-name="P25"><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25"><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text:soft-page-break/>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5"><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7">agent</text:p>
          </table:table-cell>
        </table:table-row>
        <table:table-row>
          <table:table-cell table:style-name="Table2.A2" office:value-type="string">
            <text:p text:style-name="Table_20_Contents"/>
          </table:table-cell>
        </table:table-row>
        <table:table-row>
          <table:table-cell table:style-name="Table2.A2" office:value-type="string">
            <text:p text:style-name="P17">cooper-coord-competit</text:p>
          </table:table-cell>
        </table:table-row>
        <table:table-row>
          <table:table-cell table:style-name="Table2.A2" office:value-type="string">
            <text:p text:style-name="P17">emergence</text:p>
          </table:table-cell>
        </table:table-row>
        <table:table-row>
          <table:table-cell table:style-name="Table2.A2" office:value-type="string">
            <text:p text:style-name="P17">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4">metaphor</text:span> that sees the world as a framework where some entities interact : <text:soft-page-break/>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563675186" text:style-name="L5">
        <text:list-item>
          <text:p text:style-name="P26"><text:bookmark text:name="p-19"/><text:bookmark text:name="list-item-5"/><text:bookmark text:name="list-2"/>The behavior of individuals cannot be clearly defined through aggregate transition rates.</text:p>
        </text:list-item>
        <text:list-item>
          <text:p text:style-name="P26"><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6"><text:bookmark text:name="p-21"/><text:bookmark text:name="list-item-7"/>Activities are a more natural way of describing the system than processes.</text:p>
        </text:list-item>
        <text:list-item>
          <text:p text:style-name="P26"><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6"><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0">Simple reflex</text:p>
          </table:table-cell>
        </table:table-row>
        <table:table-row>
          <table:table-cell table:style-name="Table4.A2" office:value-type="string">
            <text:p text:style-name="Table_20_Contents">Tables:state-&gt;action</text:p>
            <text:p text:style-name="Table_20_Contents"><text:soft-page-break/>Rules: if c then act.</text:p>
          </table:table-cell>
        </table:table-row>
        <table:table-row>
          <table:table-cell table:style-name="Table4.A2" office:value-type="string">
            <text:p text:style-name="P20">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3">of the current state. The agent program is shown in Figure 2.12. The interesting part is the</text:span></text:p>
            <text:p text:style-name="P19">function UPDATE-STATE, which is responsible for creating the new internal state description.</text:p>
            <text:p text:style-name="P19">As well as interpreting the new percept in the light of existing knowledge about the state, it</text:p>
            <text:p text:style-name="P19">uses information about how the world evolves to keep track of the unseen parts of the world,</text:p>
            <text:p text:style-name="P19">and also must know about what the agent's actions do to the state of the world. Detailed</text:p>
            <text:p text:style-name="P19">examples appear in Chapters 10 and 17.</text:p>
          </table:table-cell>
        </table:table-row>
        <table:table-row>
          <table:table-cell table:style-name="Table4.A2" office:value-type="string">
            <text:p text:style-name="P20">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0">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19">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text:soft-page-break/></text:p>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4"><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5"><draw:image xlink:href="Pictures/10000000000002080000019441CF49D9.png" xlink:type="simple" xlink:show="embed" xlink:actuate="onLoad"/></draw:frame></text:p>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8-29T08:43:32</dc:date>
    <meta:editing-duration>P9DT1H13M22S</meta:editing-duration>
    <meta:editing-cycles>368</meta:editing-cycles>
    <meta:document-statistic meta:table-count="4" meta:image-count="9" meta:object-count="0" meta:page-count="22" meta:paragraph-count="535" meta:word-count="6421" meta:character-count="43270" meta:non-whitespace-character-count="36762"/>
  </office:meta>
</office:document-meta>
</file>